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Standard" style:master-page-name="Standard">
      <style:paragraph-properties fo:margin-top="0cm" fo:margin-bottom="0cm" loext:contextual-spacing="false"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e wszystkich gier, w które w życiu zagrałem, wiele było takich, które wydawały się doskonałe, ale prędzej czy później zaczynały cierpieć na powtarzalność lub płytki gameplay albo po prostu mnie nudziły. W zalewie tego typu produkcji jaśniejącą gwiazdą, wyjątkiem (choć dość kosztownym) na tle całej reszty okazały się gry Paradox Interactive – szczególnie „Crusader Kings 2”, największy złodziej czasu, z jakim miałem w życiu do czynienia. To nie będzie recenzja – to będzie tekst o miłości, która odmieniła moje życie.</text:p>
      <text:p text:style-name="P1"/>
      <text:p text:style-name="P1">W poprzednim akapicie nie ma ani grama przesady – gdyby nie „Crusader Kings 2”, byłbym zapewne lepiej wykształconym albo przynajmniej o wiele bardziej wyspanym człowiekiem. Cóż z tego jednak, skoro odbyłoby się to kosztem niezliczonych wypraw łupieżczych wikingami na Włochy i Anglię, prób utworzenia chrześcijańskiego królestwa w Afryce północnej czy odtwarzania zaratusztriańskiego Imperium Perskiego?</text:p>
      <text:p text:style-name="P1"/>
      <text:p text:style-name="P1">Najprościej można by powiedzieć, że „Crusader Kings 2” to gra strategiczna – jednak to wciąż za mało, by ktokolwiek był w stanie sobie ją wyobrazić. Tak naprawdę jest to bowiem jedna z najbardziej rozbudowanych gier historycznych na rynku – nie tyle prosta gra strategiczna, co symulator średniowiecza, który poprzez swoje liczne mechaniki odtwarza choćby takie rzeczy jak plagi, schizmy, konflikty religijne, republiki kupieckie, intrygi dworskie, zagrożenie ze strony plemion stepowych, rozwój społeczeństw plemiennych… trochę tego jest, a wciąż nie wymieniłem wszystkiego. Na pewno gracze nie mogą narzekać na nudę – przy komplecie dodatków (których jest bardzo dużo, i niestety swoje kosztują) można wybrać praktycznie dowolną postać na mapie, od etiopskich Żydów z Beta Izraela czy nepalskiego królestwa, po hordy mongołów lub monarchię Plantagenetów. A nawet nie poruszyłem jeszcze tematu modyfikacji, które też potrafią namieszać.</text:p>
      <text:p text:style-name="P1"/>
      <text:p text:style-name="P1">Po wybraniu postaci gracz zostaje rzucony w świat gry z jednym celem – nie dać wybić swojej dynastii i zyskać jak największą potęgę w średniowiecznym świecie. Od Islandii po Indie, cały świat stoi przed nami otworem, dając nam niezliczone możliwości. Gracz może spiskować, rozbudowywać swój kraj, toczyć wojny, prowadzić politykę dynastyczną – a wszystko to może toczyć się w dowolny sposób, jaki sobie wybierze. Dość powiedzieć, że w środowisku doświadczonych graczy typową „rozrywką” jest tworzenie królestwa wikingów na terenie Indii, szlakiem przez Morze Śródziemne, tereny arabskie, aż do właściwego subkontynentu.</text:p>
      <text:p text:style-name="P1"/>
      <text:p text:style-name="P1">Sporym problemem jest poziom trudności. Ten można na wiele sposobów modyfikować – autorzy pozwolili na dopasowanie wielu parametrów (np. możliwego stopnia najeżdżania sąsiadów czy istnienia sojuszy obronnych), ale nie zmienia to faktu, że pierwszy kontakt z grą to skok na głęboką wodę. Ilość menu, okienek, ikonek czy skrótów klawiszowych potrafi przytłoczyć. Czasem grze udaje się zaskoczyć nawet doświadczonego gracza – choćby poprzez poinformowanie go, że przy zaznaczaniu okrętów jest skrót klawiszowy stworzony specjalnie do tego. Na szczęście istnieje samouczek, a na ekranie ładowania pojawiają się cenne porady, przez co grę można opanować przy odrobinie wysiłku – szczególnie że twórcy uprzejmie dostarczyli swoim klientom, na górnej części ekranu, listę komunikatów, które powinny ich najbardziej interesować w danej chwili.</text:p>
      <text:p text:style-name="P1"/>
      <text:p text:style-name="P1">Ze względu na formę rozgrywki, w trakcie której lwią część czasu spędzimy, oglądając z góry mapę świata, oprawa graficzna jest na dzisiejsze standardy dość spartańska. Na szczęście nawet w tej sytuacji potrafi ona cieszyć oko, a twórcy odrobili lekcję, jeśli chodzi o <text:soft-page-break/>przekazywanie przez interfejs jak największych ilości informacji – na przykład dość szybko orientujemy się, że to, jak wygląda portret postaci, może odwzorowywać jej pozycję na świecie, a nawet i religię. Do większości ikonek można się szybko przyzwyczaić, przez co oglądanie cech postaci czy szczegółów gospodarki innych królestw szybko staje się szybkie, łatwe i przyjemne.</text:p>
      <text:p text:style-name="P1"/>
      <text:p text:style-name="P1">Muzyka w „Crusader Kings 2” również jest wspaniała – utrzymana w klimacie epoki, ułatwiając graczom utrzymanie immersji. Podobnie jest z resztą dźwięków (szczególnie niepokojące i realistyczne są wrzaski ludzi mordowanych w lochach królewskich), które zarówno pozwalają na utrzymanie iluzji życia w średniowiecznej Europie, jak i pełnią funkcję informatywną.</text:p>
      <text:p text:style-name="P1"/>
      <text:p text:style-name="P1">Wspominałem już o DLC – których jest ogrom, i które niestety znacząco powiększają koszt gry. Bez większych dodatków między innymi nie można grać poganami czy muzułmanami, jesteśmy ograniczeni tylko do państw feudalnych (czyli bez dodatkowej opłaty nie pobawimy się Wenecją), czy nawet nie mamy dostępu do subkontynentu indyjskiego. Co prawda twórcy wydają częste patche, z czego spora część jest duża i wiele zmienia nawet bez dopłaty, ale jest to jedna z poważniejszych wad gry. Oprócz szeregu dużych DLC istnieje też szereg mniejszych, czysto kosmetycznych – z dodatkowymi portretami, grafikami wojsk czy muzyką.</text:p>
      <text:p text:style-name="P1"/>
      <text:p text:style-name="P1">Co jednak twórcy oferują za pieniądze, to ogromna społeczność gry potrafi oferować za darmo. Do „Crusader Kings 2” powstało istne zatrzęsienie modyfikacji – od dużych pakietów, mających zwiększyć historyczność gry (np. znany mod „CK2+”, który znacząco pogłębia mechaniki rozgrywki i jeszcze bardziej ją utrudnia), przez konwersje, które zmieniają świat na przykład w postapokaliptystyczną Amerykę, uniwersum Gry o Tron czy Warhammera, aż po pomniejsze mody. Granie elfami? Żaden problem. Więcej kultur w rozgrywce? „Lux Invicta” albo mod „Cultural melting pots” to załatwi. A może by tak pogłębiona mechanika gry słowiańskimi poganami? „Better slavic paganism” oferuje wiele świąt i innych rzeczy, przygotowanych w oparciu o nieliczne istniejące źródła historyczne i ich krytykę. Z czymś takim czas grania w CK II staje się potencjalnie nieograniczony.</text:p>
      <text:p text:style-name="P1"/>
      <text:p text:style-name="P1">„Crusader Kings 2” to jedna z najlepszych gier, w jakie grałem w całym swoim życiu, i może rywalizować co najwyżej z innymi tytułami tych samych twórców – te jednak toczą się w innych okresach historycznych, przez co oferują inne doświadczenia. Co jednak najlepsze, możliwe jest konwertowanie zapisanego stanu rozgrywki z gry do gry, przez co potencjalnie możliwa staje się nieprzerwana rozgrywka od VIII do XX wieku naszej ery – a z odpowiednimi modami (na przykład „When the world stopped making sense”, które zaczyna się tuż przed upadkiem zachodniego Cesarstwa Rzymskiego), dochodzi jeszcze kilka stuleci. Gracze! Kilkanaście wieków historii rzuca Wam wyzwanie! Czy je przyjmiecie?</text:p>
      <text:p text:style-name="P1"/>
      <text:p text:style-name="P1"/>
      <text:p text:style-name="P1"><text:a xlink:type="simple" xlink:href="https://www.testergier.pl/wp-content/uploads/2018/04/ck2-e1522951611706.png" text:style-name="Internet_20_link" text:visited-style-name="Visited_20_Internet_20_Link"><text:span text:style-name="T1">https://www.testergier.pl/wp-content/uploads/2018/04/ck2-e1522951611706.png</text:span></text:a> – top</text:p>
      <text:p text:style-name="P1"><text:a xlink:type="simple" xlink:href="http://i.imgur.com/N2iFjIV.jpg" text:style-name="Internet_20_link" text:visited-style-name="Visited_20_Internet_20_Link"><text:span text:style-name="T1">http://i.imgur.com/N2iFjIV.jpg</text:span></text:a> </text:p>
      <text:p text:style-name="P1"/>
      <text:p text:style-name="P1"><text:a xlink:type="simple" xlink:href="http://gameranx.com/img/13-Jun/ck2-guide-26-battle.jpg" text:style-name="Internet_20_link" text:visited-style-name="Visited_20_Internet_20_Link"><text:span text:style-name="T1">http://gameranx.com/img/13-Jun/ck2-guide-26-battle.jpg</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4-24T22:05:47.816000000</dc:date>
    <meta:editing-duration>PT23H1M50S</meta:editing-duration>
    <meta:editing-cycles>1</meta:editing-cycles>
    <meta:document-statistic meta:table-count="0" meta:image-count="0" meta:object-count="0" meta:page-count="2" meta:paragraph-count="13" meta:word-count="923" meta:character-count="6633" meta:non-whitespace-character-count="5702"/>
  </office:meta>
</office:document-meta>
</file>